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objectwithoutfill">
      <style:graphic-properties draw:marker-start="Arrowheads_20_13" draw:marker-start-width="0.3cm" draw:marker-end="Arrowheads_20_14" draw:marker-end-width="0.3cm" draw:fill="none" draw:textarea-vertical-align="middle"/>
    </style:style>
    <style:style style:name="gr3" style:family="graphic" style:parent-style-name="objectwithoutfill">
      <style:graphic-properties draw:marker-start="Arrowheads_20_15" draw:marker-start-width="0.3cm" draw:marker-end="Arrowheads_20_16" draw:marker-end-width="0.3cm" draw:fill="none" draw:textarea-vertical-align="middle"/>
    </style:style>
    <style:style style:name="gr4" style:family="graphic" style:parent-style-name="objectwithoutfill">
      <style:graphic-properties draw:marker-start="Arrowheads_20_17" draw:marker-start-width="0.3cm" draw:marker-end="Arrowheads_20_18" draw:marker-end-width="0.3cm" draw:fill="none" draw:textarea-vertical-align="middle"/>
    </style:style>
    <style:style style:name="gr5" style:family="graphic" style:parent-style-name="objectwithoutfill">
      <style:graphic-properties draw:marker-start="Arrowheads_20_19" draw:marker-start-width="0.3cm" draw:marker-end="Arrowheads_20_20" draw:marker-end-width="0.3cm" draw:fill="none" draw:textarea-vertical-align="middle"/>
    </style:style>
    <style:style style:name="gr6" style:family="graphic" style:parent-style-name="objectwithoutfill">
      <style:graphic-properties draw:marker-start="Arrowheads_20_21" draw:marker-start-width="0.3cm" draw:marker-end="Arrowheads_20_22" draw:marker-end-width="0.3cm" draw:fill="none" draw:textarea-vertical-align="middle"/>
    </style:style>
    <style:style style:name="gr7" style:family="graphic" style:parent-style-name="objectwithoutfill">
      <style:graphic-properties draw:marker-start="Arrowheads_20_23" draw:marker-start-width="0.3cm" draw:marker-end="Arrowheads_20_24" draw:marker-end-width="0.3cm" draw:fill="none" draw:textarea-vertical-align="middle"/>
    </style:style>
    <style:style style:name="gr8" style:family="graphic" style:parent-style-name="standard">
      <style:graphic-properties draw:marker-start="Arrowheads_20_27" draw:marker-start-width="0.3cm" draw:marker-end="Arrowheads_20_28" draw:marker-end-width="0.3cm" draw:textarea-vertical-align="middle"/>
    </style:style>
    <style:style style:name="gr9" style:family="graphic" style:parent-style-name="standard">
      <style:graphic-properties draw:marker-start="Arrowheads_20_35" draw:marker-start-width="0.3cm" draw:marker-end="Arrowheads_20_36" draw:marker-end-width="0.3cm" draw:textarea-vertical-align="middle"/>
    </style:style>
    <style:style style:name="gr10" style:family="graphic" style:parent-style-name="standard">
      <style:graphic-properties draw:marker-start="Arrowheads_20_33" draw:marker-start-width="0.3cm" draw:marker-end="Arrowheads_20_34" draw:marker-end-width="0.3cm" draw:textarea-vertical-align="middl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1.95cm" style:use-optimal-row-height="false"/>
    </style:style>
    <style:style style:name="ro3" style:family="table-row">
      <style:table-row-properties style:row-height="2.00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7.949cm" svg:x="3.94cm" svg:y="2.3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Male</text:p>
              </table:table-cell>
              <table:table-cell>
                <text:p text:style-name="P1">Female</text:p>
              </table:table-cell>
              <table:table-cell>
                <text:p text:style-name="P1">Fat<text:line-break/>means</text:p>
              </table:table-cell>
            </table:table-row>
            <table:table-row table:style-name="ro2" table:default-cell-style-name="gray2">
              <table:table-cell>
                <text:p>Fresh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Rancid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Sex means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68cm" svg:height="1.295cm" svg:x="8.059cm" svg:y="4.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.525cm" svg:height="1.295cm" svg:x="11.46cm" svg:y="4.7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xml:id="id1" draw:id="id1" draw:layer="layout" svg:width="1.77cm" svg:height="1.295cm" svg:x="15.361cm" svg:y="4.77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2.721cm" svg:height="1.295cm" svg:x="8.059cm" svg:y="6.6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2.566cm" svg:height="1.295cm" svg:x="11.46cm" svg:y="6.67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xml:id="id2" draw:id="id2" draw:layer="layout" svg:width="1.811cm" svg:height="1.295cm" svg:x="15.361cm" svg:y="6.67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1.687cm" svg:height="1.295cm" svg:x="8.56cm" svg:y="8.5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1.533cm" svg:height="1.295cm" svg:x="11.961cm" svg:y="8.57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2" draw:text-style-name="P2" draw:layer="layout" draw:type="curve" svg:x1="17.131cm" svg:y1="5.419cm" svg:x2="17.172cm" svg:y2="7.32cm" draw:start-shape="id1" draw:start-glue-point="1" draw:end-shape="id2" draw:end-glue-point="1" svg:d="M17131 5419c811 0 791 1901 41 1901" svg:viewBox="0 0 607 1902">
          <text:p/>
        </draw:connector>
        <draw:frame draw:style-name="standard" draw:layer="layout" svg:width="14.098cm" svg:height="7.949cm" svg:x="3.941cm" svg:y="14.4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Ad lib</text:p>
              </table:table-cell>
              <table:table-cell>
                <text:p text:style-name="P1">Restricted</text:p>
              </table:table-cell>
              <table:table-cell>
                <text:p text:style-name="P1">Par.<text:line-break/>means</text:p>
              </table:table-cell>
            </table:table-row>
            <table:table-row table:style-name="ro2" table:default-cell-style-name="gray2">
              <table:table-cell>
                <text:p>Control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Polygyrus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Food means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2.304cm" svg:height="1.295cm" svg:x="8.06cm" svg:y="16.87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" draw:text-style-name="P1" draw:layer="layout" svg:width="2.258cm" svg:height="1.295cm" svg:x="11.461cm" svg:y="16.87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" draw:text-style-name="P1" xml:id="id3" draw:id="id3" draw:layer="layout" svg:width="1.525cm" svg:height="1.295cm" svg:x="15.362cm" svg:y="16.87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" draw:text-style-name="P1" draw:layer="layout" svg:width="2.287cm" svg:height="1.295cm" svg:x="8.06cm" svg:y="18.77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" draw:text-style-name="P1" draw:layer="layout" svg:width="2.244cm" svg:height="1.295cm" svg:x="11.461cm" svg:y="18.77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" draw:text-style-name="P1" xml:id="id4" draw:id="id4" draw:layer="layout" svg:width="1.51cm" svg:height="1.295cm" svg:x="15.362cm" svg:y="18.77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" draw:text-style-name="P1" draw:layer="layout" svg:width="1.554cm" svg:height="1.295cm" svg:x="8.561cm" svg:y="20.67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" draw:text-style-name="P1" draw:layer="layout" svg:width="1.51cm" svg:height="1.295cm" svg:x="11.962cm" svg:y="20.67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onnector draw:style-name="gr2" draw:text-style-name="P2" draw:layer="layout" draw:type="curve" svg:x1="16.887cm" svg:y1="17.52cm" svg:x2="16.872cm" svg:y2="19.421cm" draw:start-shape="id3" draw:start-glue-point="1" draw:end-shape="id4" draw:end-glue-point="1" svg:d="M16887 17520c750 0 757 1901-15 1901" svg:viewBox="0 0 579 1902">
          <text:p/>
        </draw:connector>
      </draw:page>
      <draw:page draw:name="page2" draw:style-name="dp1" draw:master-page-name="Default">
        <draw:frame draw:style-name="standard" draw:layer="layout" svg:width="14.098cm" svg:height="7.998cm" svg:x="3.941cm" svg:y="2.3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Male</text:p>
              </table:table-cell>
              <table:table-cell>
                <text:p text:style-name="P1">Female</text:p>
              </table:table-cell>
              <table:table-cell>
                <text:p text:style-name="P1">Fat<text:line-break/>means</text:p>
              </table:table-cell>
            </table:table-row>
            <table:table-row table:style-name="ro1" table:default-cell-style-name="gray2">
              <table:table-cell>
                <text:p>Fresh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Rancid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Sex<text:line-break/>means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onnector draw:style-name="gr3" draw:text-style-name="P2" draw:layer="layout" draw:type="curve" svg:x1="9.404cm" svg:y1="9.867cm" svg:x2="12.728cm" svg:y2="9.868cm" draw:start-shape="id5" draw:start-glue-point="2" draw:end-shape="id6" draw:end-glue-point="2" svg:d="M9404 9867c0 751 3324 751 3324 1" svg:viewBox="0 0 3325 564">
          <text:p/>
        </draw:connector>
        <draw:frame draw:style-name="gr1" draw:text-style-name="P1" draw:layer="layout" svg:width="2.68cm" svg:height="1.295cm" svg:x="8.06cm" svg:y="4.7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1" draw:layer="layout" svg:width="2.525cm" svg:height="1.295cm" svg:x="11.461cm" svg:y="4.77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1" draw:layer="layout" svg:width="1.77cm" svg:height="1.295cm" svg:x="15.362cm" svg:y="4.7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1" draw:layer="layout" svg:width="2.721cm" svg:height="1.295cm" svg:x="8.06cm" svg:y="6.67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2.566cm" svg:height="1.295cm" svg:x="11.461cm" svg:y="6.67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1" draw:layer="layout" svg:width="1.811cm" svg:height="1.295cm" svg:x="15.362cm" svg:y="6.6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1" xml:id="id5" draw:id="id5" draw:layer="layout" svg:width="1.687cm" svg:height="1.295cm" svg:x="8.561cm" svg:y="8.57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1" xml:id="id6" draw:id="id6" draw:layer="layout" svg:width="1.533cm" svg:height="1.295cm" svg:x="11.962cm" svg:y="8.57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standard" draw:layer="layout" svg:width="14.098cm" svg:height="7.949cm" svg:x="3.942cm" svg:y="14.4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Ad lib</text:p>
              </table:table-cell>
              <table:table-cell>
                <text:p text:style-name="P1">Restricted</text:p>
              </table:table-cell>
              <table:table-cell>
                <text:p text:style-name="P1">Par.<text:line-break/>means</text:p>
              </table:table-cell>
            </table:table-row>
            <table:table-row table:style-name="ro2" table:default-cell-style-name="gray2">
              <table:table-cell>
                <text:p>Control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Polygyrus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Food means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2.304cm" svg:height="1.295cm" svg:x="8.061cm" svg:y="16.872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" draw:text-style-name="P1" draw:layer="layout" svg:width="2.258cm" svg:height="1.295cm" svg:x="11.462cm" svg:y="16.8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" draw:text-style-name="P1" draw:layer="layout" svg:width="1.525cm" svg:height="1.295cm" svg:x="15.363cm" svg:y="16.87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" draw:text-style-name="P1" draw:layer="layout" svg:width="2.287cm" svg:height="1.295cm" svg:x="8.061cm" svg:y="18.77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" draw:text-style-name="P1" draw:layer="layout" svg:width="2.244cm" svg:height="1.295cm" svg:x="11.462cm" svg:y="18.77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" draw:text-style-name="P1" draw:layer="layout" svg:width="1.51cm" svg:height="1.295cm" svg:x="15.363cm" svg:y="18.77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" draw:text-style-name="P1" xml:id="id7" draw:id="id7" draw:layer="layout" svg:width="1.554cm" svg:height="1.295cm" svg:x="8.562cm" svg:y="20.67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" draw:text-style-name="P1" xml:id="id8" draw:id="id8" draw:layer="layout" svg:width="1.51cm" svg:height="1.295cm" svg:x="11.963cm" svg:y="20.67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onnector draw:style-name="gr2" draw:text-style-name="P2" draw:layer="layout" draw:type="curve" svg:x1="9.339cm" svg:y1="21.969cm" svg:x2="12.718cm" svg:y2="21.97cm" draw:start-shape="id7" draw:start-glue-point="2" draw:end-shape="id8" draw:end-glue-point="2" svg:d="M9339 21969c0 751 3379 751 3379 1" svg:viewBox="0 0 3380 564">
          <text:p/>
        </draw:connector>
      </draw:page>
      <draw:page draw:name="page3" draw:style-name="dp1" draw:master-page-name="Default">
        <draw:frame draw:style-name="standard" draw:layer="layout" svg:width="14.098cm" svg:height="7.998cm" svg:x="3.942cm" svg:y="2.3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Male</text:p>
              </table:table-cell>
              <table:table-cell>
                <text:p text:style-name="P1">Female</text:p>
              </table:table-cell>
              <table:table-cell>
                <text:p text:style-name="P1">Fat<text:line-break/>means</text:p>
              </table:table-cell>
            </table:table-row>
            <table:table-row table:style-name="ro1" table:default-cell-style-name="gray2">
              <table:table-cell>
                <text:p>Fresh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Rancid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Sex means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onnector draw:style-name="gr4" draw:text-style-name="P2" draw:layer="layout" draw:type="curve" svg:x1="9.363cm" svg:y1="4.77cm" svg:x2="12.723cm" svg:y2="4.771cm" draw:end-shape="id9" draw:end-glue-point="0" svg:d="M9363 4770c0-748 3360-749 3360 1" svg:viewBox="0 0 3361 563">
          <text:p/>
        </draw:connector>
        <draw:connector draw:style-name="gr5" draw:text-style-name="P2" draw:layer="layout" draw:type="curve" svg:x1="8.06cm" svg:y1="5.417cm" svg:x2="8.059cm" svg:y2="7.318cm" draw:start-shape="id10" draw:start-glue-point="3" svg:d="M8060 5417c-750 0-749 1901-1 1901" svg:viewBox="0 0 563 1902">
          <text:p/>
        </draw:connector>
        <draw:connector draw:style-name="gr6" draw:text-style-name="P2" draw:layer="layout" draw:type="curve" svg:x1="14.083cm" svg:y1="5.418cm" svg:x2="14.027cm" svg:y2="7.319cm" draw:end-shape="id11" draw:end-glue-point="1" svg:d="M14083 5418c666 0 694 1901-56 1901" svg:viewBox="0 0 560 1902">
          <text:p/>
        </draw:connector>
        <draw:connector draw:style-name="gr7" draw:text-style-name="P2" draw:layer="layout" draw:type="curve" svg:x1="9.42cm" svg:y1="7.966cm" svg:x2="12.744cm" svg:y2="7.967cm" draw:start-shape="id12" draw:start-glue-point="2" draw:end-shape="id11" draw:end-glue-point="2" svg:d="M9420 7966c0 751 3324 751 3324 1" svg:viewBox="0 0 3325 564">
          <text:p/>
        </draw:connector>
        <draw:line draw:style-name="gr8" draw:text-style-name="P1" draw:layer="layout" svg:x1="10.583cm" svg:y1="6.004cm" svg:x2="11.465cm" svg:y2="6.818cm">
          <text:p/>
        </draw:line>
        <draw:line draw:style-name="gr8" draw:text-style-name="P1" draw:layer="layout" svg:x1="11.465cm" svg:y1="6.004cm" svg:x2="10.583cm" svg:y2="6.818cm">
          <text:p/>
        </draw:line>
        <draw:frame draw:style-name="gr1" draw:text-style-name="P1" xml:id="id10" draw:id="id10" draw:layer="layout" svg:width="2.68cm" svg:height="1.295cm" svg:x="8.06cm" svg:y="4.7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1" xml:id="id9" draw:id="id9" draw:layer="layout" svg:width="2.525cm" svg:height="1.295cm" svg:x="11.461cm" svg:y="4.77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1.77cm" svg:height="1.295cm" svg:x="15.362cm" svg:y="4.7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1" xml:id="id12" draw:id="id12" draw:layer="layout" svg:width="2.721cm" svg:height="1.295cm" svg:x="8.06cm" svg:y="6.67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1" xml:id="id11" draw:id="id11" draw:layer="layout" svg:width="2.566cm" svg:height="1.295cm" svg:x="11.461cm" svg:y="6.67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1" draw:layer="layout" svg:width="1.811cm" svg:height="1.295cm" svg:x="15.362cm" svg:y="6.67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1" draw:layer="layout" svg:width="1.687cm" svg:height="1.295cm" svg:x="8.561cm" svg:y="8.5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" draw:text-style-name="P1" draw:layer="layout" svg:width="1.533cm" svg:height="1.295cm" svg:x="11.962cm" svg:y="8.57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standard" draw:layer="layout" svg:width="14.098cm" svg:height="7.949cm" svg:x="3.943cm" svg:y="14.5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Ad lib</text:p>
              </table:table-cell>
              <table:table-cell>
                <text:p text:style-name="P1">Restricted</text:p>
              </table:table-cell>
              <table:table-cell>
                <text:p text:style-name="P1">Par.<text:line-break/>means</text:p>
              </table:table-cell>
            </table:table-row>
            <table:table-row table:style-name="ro2" table:default-cell-style-name="gray2">
              <table:table-cell>
                <text:p>Control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Polygyrus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Food means</text:p>
              </table:table-cell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1" xml:id="id15" draw:id="id15" draw:layer="layout" svg:width="2.304cm" svg:height="1.295cm" svg:x="8.062cm" svg:y="16.89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" draw:text-style-name="P1" xml:id="id16" draw:id="id16" draw:layer="layout" svg:width="2.258cm" svg:height="1.295cm" svg:x="11.463cm" svg:y="16.89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" draw:text-style-name="P1" draw:layer="layout" svg:width="1.525cm" svg:height="1.295cm" svg:x="15.364cm" svg:y="16.89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" draw:text-style-name="P1" xml:id="id13" draw:id="id13" draw:layer="layout" svg:width="2.287cm" svg:height="1.295cm" svg:x="8.062cm" svg:y="18.798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" draw:text-style-name="P1" xml:id="id14" draw:id="id14" draw:layer="layout" svg:width="2.244cm" svg:height="1.295cm" svg:x="11.463cm" svg:y="18.79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" draw:text-style-name="P1" draw:layer="layout" svg:width="1.51cm" svg:height="1.295cm" svg:x="15.364cm" svg:y="18.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" draw:text-style-name="P1" draw:layer="layout" svg:width="1.554cm" svg:height="1.295cm" svg:x="8.563cm" svg:y="20.699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" draw:text-style-name="P1" draw:layer="layout" svg:width="1.51cm" svg:height="1.295cm" svg:x="11.964cm" svg:y="20.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onnector draw:style-name="gr2" draw:text-style-name="P2" draw:layer="layout" draw:type="curve" svg:x1="9.205cm" svg:y1="20.093cm" svg:x2="12.585cm" svg:y2="20.094cm" draw:start-shape="id13" draw:start-glue-point="2" draw:end-shape="id14" draw:end-glue-point="2" svg:d="M9205 20093c0 751 3380 751 3380 1" svg:viewBox="0 0 3381 564">
          <text:p/>
        </draw:connector>
        <draw:connector draw:style-name="gr2" draw:text-style-name="P2" draw:layer="layout" draw:type="curve" svg:x1="9.214cm" svg:y1="16.897cm" svg:x2="12.592cm" svg:y2="16.898cm" draw:start-shape="id15" draw:start-glue-point="0" draw:end-shape="id16" draw:end-glue-point="0" svg:d="M9214 16897c0-750 3378-750 3378 1" svg:viewBox="0 0 3379 564">
          <text:p/>
        </draw:connector>
        <draw:connector draw:style-name="gr2" draw:text-style-name="P2" draw:layer="layout" draw:type="curve" svg:x1="8.062cm" svg:y1="17.544cm" svg:x2="8.062cm" svg:y2="19.445cm" draw:start-shape="id15" draw:start-glue-point="3" draw:end-shape="id13" draw:end-glue-point="3" svg:d="M8062 17544c-750 0-750 1901 0 1901" svg:viewBox="0 0 563 1902">
          <text:p/>
        </draw:connector>
        <draw:connector draw:style-name="gr2" draw:text-style-name="P2" draw:layer="layout" draw:type="curve" svg:x1="13.707cm" svg:y1="19.446cm" svg:x2="13.721cm" svg:y2="17.545cm" draw:start-shape="id14" draw:start-glue-point="1" draw:end-shape="id16" draw:end-glue-point="1" svg:d="M13707 19446c771 0 764-1901 14-1901" svg:viewBox="0 0 578 1902">
          <text:p/>
        </draw:connector>
        <draw:line draw:style-name="gr8" draw:text-style-name="P1" draw:layer="layout" svg:x1="10.583cm" svg:y1="18.004cm" svg:x2="11.465cm" svg:y2="18.818cm">
          <text:p/>
        </draw:line>
        <draw:line draw:style-name="gr8" draw:text-style-name="P1" draw:layer="layout" svg:x1="11.465cm" svg:y1="18.004cm" svg:x2="10.583cm" svg:y2="18.818cm">
          <text:p/>
        </draw:line>
      </draw:page>
      <draw:page draw:name="page4" draw:style-name="dp1" draw:master-page-name="Default">
        <draw:frame draw:style-name="standard" draw:layer="layout" svg:width="14.098cm" svg:height="7.998cm" svg:x="3.942cm" svg:y="2.3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Male</text:p>
              </table:table-cell>
              <table:table-cell>
                <text:p text:style-name="P1">Female</text:p>
              </table:table-cell>
              <table:table-cell>
                <text:p text:style-name="P1">Fat<text:line-break/>means</text:p>
              </table:table-cell>
            </table:table-row>
            <table:table-row table:style-name="ro1" table:default-cell-style-name="gray2">
              <table:table-cell>
                <text:p>Fresh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Rancid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Sex means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" draw:text-style-name="P1" draw:layer="layout" svg:width="2.68cm" svg:height="1.295cm" svg:x="8.06cm" svg:y="4.7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" draw:text-style-name="P1" draw:layer="layout" svg:width="2.525cm" svg:height="1.295cm" svg:x="11.461cm" svg:y="4.77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" draw:text-style-name="P1" draw:layer="layout" svg:width="1.77cm" svg:height="1.295cm" svg:x="15.362cm" svg:y="4.77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1" draw:layer="layout" svg:width="2.721cm" svg:height="1.295cm" svg:x="8.06cm" svg:y="6.67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" draw:text-style-name="P1" draw:layer="layout" svg:width="2.566cm" svg:height="1.295cm" svg:x="11.461cm" svg:y="6.67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" draw:text-style-name="P1" draw:layer="layout" svg:width="1.811cm" svg:height="1.295cm" svg:x="15.362cm" svg:y="6.67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" draw:text-style-name="P1" draw:layer="layout" svg:width="1.687cm" svg:height="1.295cm" svg:x="8.561cm" svg:y="8.5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" draw:text-style-name="P1" draw:layer="layout" svg:width="1.533cm" svg:height="1.295cm" svg:x="11.962cm" svg:y="8.57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9" draw:text-style-name="P1" draw:layer="layout" svg:x1="12.72cm" svg:y1="7.058cm" svg:x2="12.72cm" svg:y2="6.173cm">
          <text:p/>
        </draw:line>
        <draw:line draw:style-name="gr9" draw:text-style-name="P1" draw:layer="layout" svg:x1="9.42cm" svg:y1="7.058cm" svg:x2="9.42cm" svg:y2="6.173cm">
          <text:p/>
        </draw:line>
        <draw:frame draw:style-name="standard" draw:layer="layout" svg:width="14.098cm" svg:height="7.949cm" svg:x="3.943cm" svg:y="14.5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Ad lib</text:p>
              </table:table-cell>
              <table:table-cell>
                <text:p text:style-name="P1">Restricted</text:p>
              </table:table-cell>
              <table:table-cell>
                <text:p text:style-name="P1">Par.<text:line-break/>means</text:p>
              </table:table-cell>
            </table:table-row>
            <table:table-row table:style-name="ro2" table:default-cell-style-name="gray2">
              <table:table-cell>
                <text:p>Control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Polygyrus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Food means</text:p>
              </table:table-cell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2.304cm" svg:height="1.295cm" svg:x="8.062cm" svg:y="16.897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" draw:text-style-name="P1" draw:layer="layout" svg:width="2.258cm" svg:height="1.295cm" svg:x="11.463cm" svg:y="16.89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" draw:text-style-name="P1" draw:layer="layout" svg:width="1.525cm" svg:height="1.295cm" svg:x="15.364cm" svg:y="16.89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" draw:text-style-name="P1" draw:layer="layout" svg:width="2.287cm" svg:height="1.295cm" svg:x="8.062cm" svg:y="18.79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" draw:text-style-name="P1" draw:layer="layout" svg:width="2.244cm" svg:height="1.295cm" svg:x="11.463cm" svg:y="18.79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" draw:text-style-name="P1" draw:layer="layout" svg:width="1.51cm" svg:height="1.295cm" svg:x="15.364cm" svg:y="18.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" draw:text-style-name="P1" draw:layer="layout" svg:width="1.554cm" svg:height="1.295cm" svg:x="8.563cm" svg:y="20.699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" draw:text-style-name="P1" draw:layer="layout" svg:width="1.51cm" svg:height="1.295cm" svg:x="11.964cm" svg:y="20.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line draw:style-name="gr9" draw:text-style-name="P1" draw:layer="layout" svg:x1="12.72cm" svg:y1="19.058cm" svg:x2="12.72cm" svg:y2="18.173cm">
          <text:p/>
        </draw:line>
        <draw:line draw:style-name="gr9" draw:text-style-name="P1" draw:layer="layout" svg:x1="9.42cm" svg:y1="19.058cm" svg:x2="9.42cm" svg:y2="18.173cm">
          <text:p/>
        </draw:line>
      </draw:page>
      <draw:page draw:name="page5" draw:style-name="dp1" draw:master-page-name="Default">
        <draw:frame draw:style-name="standard" draw:layer="layout" svg:width="14.098cm" svg:height="7.998cm" svg:x="3.942cm" svg:y="2.3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Male</text:p>
              </table:table-cell>
              <table:table-cell>
                <text:p text:style-name="P1">Female</text:p>
              </table:table-cell>
              <table:table-cell>
                <text:p text:style-name="P1">Fat<text:line-break/>means</text:p>
              </table:table-cell>
            </table:table-row>
            <table:table-row table:style-name="ro1" table:default-cell-style-name="gray2">
              <table:table-cell>
                <text:p>Fresh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Rancid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Sex means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" draw:text-style-name="P1" draw:layer="layout" svg:width="2.68cm" svg:height="1.295cm" svg:x="8.06cm" svg:y="4.7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" draw:text-style-name="P1" draw:layer="layout" svg:width="2.525cm" svg:height="1.295cm" svg:x="11.461cm" svg:y="4.77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" draw:text-style-name="P1" draw:layer="layout" svg:width="1.77cm" svg:height="1.295cm" svg:x="15.362cm" svg:y="4.77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" draw:text-style-name="P1" draw:layer="layout" svg:width="2.721cm" svg:height="1.295cm" svg:x="8.06cm" svg:y="6.671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" draw:text-style-name="P1" draw:layer="layout" svg:width="2.566cm" svg:height="1.295cm" svg:x="11.461cm" svg:y="6.67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" draw:text-style-name="P1" draw:layer="layout" svg:width="1.811cm" svg:height="1.295cm" svg:x="15.362cm" svg:y="6.67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" draw:text-style-name="P1" draw:layer="layout" svg:width="1.687cm" svg:height="1.295cm" svg:x="8.561cm" svg:y="8.57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" draw:text-style-name="P1" draw:layer="layout" svg:width="1.533cm" svg:height="1.295cm" svg:x="11.962cm" svg:y="8.57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line draw:style-name="gr10" draw:text-style-name="P1" draw:layer="layout" svg:x1="10.583cm" svg:y1="5.343cm" svg:x2="11.398cm" svg:y2="5.343cm">
          <text:p/>
        </draw:line>
        <draw:line draw:style-name="gr10" draw:text-style-name="P1" draw:layer="layout" svg:x1="10.583cm" svg:y1="7.343cm" svg:x2="11.398cm" svg:y2="7.343cm">
          <text:p/>
        </draw:line>
        <draw:frame draw:style-name="standard" draw:layer="layout" svg:width="14.098cm" svg:height="7.949cm" svg:x="3.944cm" svg:y="14.5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gray3"/>
              <table:table-cell>
                <text:p text:style-name="P1">Ad lib</text:p>
              </table:table-cell>
              <table:table-cell>
                <text:p text:style-name="P1">Restricted</text:p>
              </table:table-cell>
              <table:table-cell>
                <text:p text:style-name="P1">Par.<text:line-break/>means</text:p>
              </table:table-cell>
            </table:table-row>
            <table:table-row table:style-name="ro2" table:default-cell-style-name="gray2">
              <table:table-cell>
                <text:p>Control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Polygyrus</text:p>
              </table:table-cell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>Food means</text:p>
              </table:table-cell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" draw:text-style-name="P1" draw:layer="layout" svg:width="2.304cm" svg:height="1.295cm" svg:x="8.063cm" svg:y="16.898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" draw:text-style-name="P1" draw:layer="layout" svg:width="2.258cm" svg:height="1.295cm" svg:x="11.464cm" svg:y="16.899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" draw:text-style-name="P1" draw:layer="layout" svg:width="1.525cm" svg:height="1.295cm" svg:x="15.365cm" svg:y="16.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" draw:text-style-name="P1" draw:layer="layout" svg:width="2.287cm" svg:height="1.295cm" svg:x="8.063cm" svg:y="18.7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" draw:text-style-name="P1" draw:layer="layout" svg:width="2.244cm" svg:height="1.295cm" svg:x="11.464cm" svg:y="18.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" draw:text-style-name="P1" draw:layer="layout" svg:width="1.51cm" svg:height="1.295cm" svg:x="15.365cm" svg:y="18.801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" draw:text-style-name="P1" draw:layer="layout" svg:width="1.554cm" svg:height="1.295cm" svg:x="8.564cm" svg:y="20.7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" draw:text-style-name="P1" draw:layer="layout" svg:width="1.51cm" svg:height="1.295cm" svg:x="11.965cm" svg:y="20.70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line draw:style-name="gr10" draw:text-style-name="P1" draw:layer="layout" svg:x1="10.583cm" svg:y1="17.643cm" svg:x2="11.398cm" svg:y2="17.643cm">
          <text:p/>
        </draw:line>
        <draw:line draw:style-name="gr10" draw:text-style-name="P1" draw:layer="layout" svg:x1="10.583cm" svg:y1="19.643cm" svg:x2="11.398cm" svg:y2="19.6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ill Kristan</meta:initial-creator>
    <meta:creation-date>2022-10-25T13:59:32.590292305</meta:creation-date>
    <dc:date>2022-10-26T10:00:23.974158180</dc:date>
    <dc:creator>Bill Kristan</dc:creator>
    <meta:editing-duration>PT36M47S</meta:editing-duration>
    <meta:editing-cycles>8</meta:editing-cycles>
    <meta:generator>LibreOffice/7.3.6.2$Linux_X86_64 LibreOffice_project/30$Build-2</meta:generator>
    <meta:document-statistic meta:object-count="114"/>
  </office:meta>
</office:document-meta>
</file>

<file path=Object 1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Fr</mi>
      </mrow>
    </msub>
    <annotation encoding="StarMath 5.0">{bar  x } sub { M, Fr }</annotation>
  </semantics>
</math>
</file>

<file path=Object 10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Fr</mi>
      </mrow>
    </msub>
    <annotation encoding="StarMath 5.0">{bar  x } sub { F, Fr }</annotation>
  </semantics>
</math>
</file>

<file path=Object 11/content.xml><?xml version="1.0" encoding="utf-8"?>
<math xmlns="http://www.w3.org/1998/Math/MathML" display="block">
  <semantics>
    <msub>
      <mover accent="true">
        <mi>x</mi>
        <mo stretchy="false">¯</mo>
      </mover>
      <mi mathvariant="italic">Fr</mi>
    </msub>
    <annotation encoding="StarMath 5.0">{bar  x } sub { Fr }</annotation>
  </semantics>
</math>
</file>

<file path=Object 12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Ra</mi>
      </mrow>
    </msub>
    <annotation encoding="StarMath 5.0">{bar  x } sub { M, Ra }</annotation>
  </semantics>
</math>
</file>

<file path=Object 13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Ra</mi>
      </mrow>
    </msub>
    <annotation encoding="StarMath 5.0">{bar  x } sub { F, Ra }</annotation>
  </semantics>
</math>
</file>

<file path=Object 14/content.xml><?xml version="1.0" encoding="utf-8"?>
<math xmlns="http://www.w3.org/1998/Math/MathML" display="block">
  <semantics>
    <msub>
      <mover accent="true">
        <mi>x</mi>
        <mo stretchy="false">¯</mo>
      </mover>
      <mi mathvariant="italic">Ra</mi>
    </msub>
    <annotation encoding="StarMath 5.0">{bar  x } sub { Ra }</annotation>
  </semantics>
</math>
</file>

<file path=Object 15/content.xml><?xml version="1.0" encoding="utf-8"?>
<math xmlns="http://www.w3.org/1998/Math/MathML" display="block">
  <semantics>
    <msub>
      <mover accent="true">
        <mi>x</mi>
        <mo stretchy="false">¯</mo>
      </mover>
      <mi>M</mi>
    </msub>
    <annotation encoding="StarMath 5.0">{bar  x } sub { M }</annotation>
  </semantics>
</math>
</file>

<file path=Object 16/content.xml><?xml version="1.0" encoding="utf-8"?>
<math xmlns="http://www.w3.org/1998/Math/MathML" display="block">
  <semantics>
    <msub>
      <mover accent="true">
        <mi>x</mi>
        <mo stretchy="false">¯</mo>
      </mover>
      <mi>F</mi>
    </msub>
    <annotation encoding="StarMath 5.0">{bar  x } sub { F }</annotation>
  </semantics>
</math>
</file>

<file path=Object 17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Fr</mi>
      </mrow>
    </msub>
    <annotation encoding="StarMath 5.0">{bar  x } sub { M, Fr }</annotation>
  </semantics>
</math>
</file>

<file path=Object 18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Fr</mi>
      </mrow>
    </msub>
    <annotation encoding="StarMath 5.0">{bar  x } sub { F, Fr }</annotation>
  </semantics>
</math>
</file>

<file path=Object 19/content.xml><?xml version="1.0" encoding="utf-8"?>
<math xmlns="http://www.w3.org/1998/Math/MathML" display="block">
  <semantics>
    <msub>
      <mover accent="true">
        <mi>x</mi>
        <mo stretchy="false">¯</mo>
      </mover>
      <mi mathvariant="italic">Fr</mi>
    </msub>
    <annotation encoding="StarMath 5.0">{bar  x } sub { Fr }</annotation>
  </semantics>
</math>
</file>

<file path=Object 2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Fr</mi>
      </mrow>
    </msub>
    <annotation encoding="StarMath 5.0">{bar  x } sub { F, Fr }</annotation>
  </semantics>
</math>
</file>

<file path=Object 20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Ra</mi>
      </mrow>
    </msub>
    <annotation encoding="StarMath 5.0">{bar  x } sub { M, Ra }</annotation>
  </semantics>
</math>
</file>

<file path=Object 21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Ra</mi>
      </mrow>
    </msub>
    <annotation encoding="StarMath 5.0">{bar  x } sub { F, Ra }</annotation>
  </semantics>
</math>
</file>

<file path=Object 22/content.xml><?xml version="1.0" encoding="utf-8"?>
<math xmlns="http://www.w3.org/1998/Math/MathML" display="block">
  <semantics>
    <msub>
      <mover accent="true">
        <mi>x</mi>
        <mo stretchy="false">¯</mo>
      </mover>
      <mi mathvariant="italic">Ra</mi>
    </msub>
    <annotation encoding="StarMath 5.0">{bar  x } sub { Ra }</annotation>
  </semantics>
</math>
</file>

<file path=Object 23/content.xml><?xml version="1.0" encoding="utf-8"?>
<math xmlns="http://www.w3.org/1998/Math/MathML" display="block">
  <semantics>
    <msub>
      <mover accent="true">
        <mi>x</mi>
        <mo stretchy="false">¯</mo>
      </mover>
      <mi>M</mi>
    </msub>
    <annotation encoding="StarMath 5.0">{bar  x } sub { M }</annotation>
  </semantics>
</math>
</file>

<file path=Object 24/content.xml><?xml version="1.0" encoding="utf-8"?>
<math xmlns="http://www.w3.org/1998/Math/MathML" display="block">
  <semantics>
    <msub>
      <mover accent="true">
        <mi>x</mi>
        <mo stretchy="false">¯</mo>
      </mover>
      <mi>F</mi>
    </msub>
    <annotation encoding="StarMath 5.0">{bar  x } sub { F }</annotation>
  </semantics>
</math>
</file>

<file path=Object 25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Fr</mi>
      </mrow>
    </msub>
    <annotation encoding="StarMath 5.0">{bar  x } sub { M, Fr }</annotation>
  </semantics>
</math>
</file>

<file path=Object 26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Fr</mi>
      </mrow>
    </msub>
    <annotation encoding="StarMath 5.0">{bar  x } sub { F, Fr }</annotation>
  </semantics>
</math>
</file>

<file path=Object 27/content.xml><?xml version="1.0" encoding="utf-8"?>
<math xmlns="http://www.w3.org/1998/Math/MathML" display="block">
  <semantics>
    <msub>
      <mover accent="true">
        <mi>x</mi>
        <mo stretchy="false">¯</mo>
      </mover>
      <mi mathvariant="italic">Fr</mi>
    </msub>
    <annotation encoding="StarMath 5.0">{bar  x } sub { Fr }</annotation>
  </semantics>
</math>
</file>

<file path=Object 28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Ra</mi>
      </mrow>
    </msub>
    <annotation encoding="StarMath 5.0">{bar  x } sub { M, Ra }</annotation>
  </semantics>
</math>
</file>

<file path=Object 29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Ra</mi>
      </mrow>
    </msub>
    <annotation encoding="StarMath 5.0">{bar  x } sub { F, Ra }</annotation>
  </semantics>
</math>
</file>

<file path=Object 3/content.xml><?xml version="1.0" encoding="utf-8"?>
<math xmlns="http://www.w3.org/1998/Math/MathML" display="block">
  <semantics>
    <msub>
      <mover accent="true">
        <mi>x</mi>
        <mo stretchy="false">¯</mo>
      </mover>
      <mi mathvariant="italic">Fr</mi>
    </msub>
    <annotation encoding="StarMath 5.0">{bar  x } sub { Fr }</annotation>
  </semantics>
</math>
</file>

<file path=Object 30/content.xml><?xml version="1.0" encoding="utf-8"?>
<math xmlns="http://www.w3.org/1998/Math/MathML" display="block">
  <semantics>
    <msub>
      <mover accent="true">
        <mi>x</mi>
        <mo stretchy="false">¯</mo>
      </mover>
      <mi mathvariant="italic">Ra</mi>
    </msub>
    <annotation encoding="StarMath 5.0">{bar  x } sub { Ra }</annotation>
  </semantics>
</math>
</file>

<file path=Object 31/content.xml><?xml version="1.0" encoding="utf-8"?>
<math xmlns="http://www.w3.org/1998/Math/MathML" display="block">
  <semantics>
    <msub>
      <mover accent="true">
        <mi>x</mi>
        <mo stretchy="false">¯</mo>
      </mover>
      <mi>M</mi>
    </msub>
    <annotation encoding="StarMath 5.0">{bar  x } sub { M }</annotation>
  </semantics>
</math>
</file>

<file path=Object 32/content.xml><?xml version="1.0" encoding="utf-8"?>
<math xmlns="http://www.w3.org/1998/Math/MathML" display="block">
  <semantics>
    <msub>
      <mover accent="true">
        <mi>x</mi>
        <mo stretchy="false">¯</mo>
      </mover>
      <mi>F</mi>
    </msub>
    <annotation encoding="StarMath 5.0">{bar  x } sub { F }</annotation>
  </semantics>
</math>
</file>

<file path=Object 33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Fr</mi>
      </mrow>
    </msub>
    <annotation encoding="StarMath 5.0">{bar  x } sub { M, Fr }</annotation>
  </semantics>
</math>
</file>

<file path=Object 34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Fr</mi>
      </mrow>
    </msub>
    <annotation encoding="StarMath 5.0">{bar  x } sub { F, Fr }</annotation>
  </semantics>
</math>
</file>

<file path=Object 35/content.xml><?xml version="1.0" encoding="utf-8"?>
<math xmlns="http://www.w3.org/1998/Math/MathML" display="block">
  <semantics>
    <msub>
      <mover accent="true">
        <mi>x</mi>
        <mo stretchy="false">¯</mo>
      </mover>
      <mi mathvariant="italic">Fr</mi>
    </msub>
    <annotation encoding="StarMath 5.0">{bar  x } sub { Fr }</annotation>
  </semantics>
</math>
</file>

<file path=Object 36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Ra</mi>
      </mrow>
    </msub>
    <annotation encoding="StarMath 5.0">{bar  x } sub { M, Ra }</annotation>
  </semantics>
</math>
</file>

<file path=Object 37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Ra</mi>
      </mrow>
    </msub>
    <annotation encoding="StarMath 5.0">{bar  x } sub { F, Ra }</annotation>
  </semantics>
</math>
</file>

<file path=Object 38/content.xml><?xml version="1.0" encoding="utf-8"?>
<math xmlns="http://www.w3.org/1998/Math/MathML" display="block">
  <semantics>
    <msub>
      <mover accent="true">
        <mi>x</mi>
        <mo stretchy="false">¯</mo>
      </mover>
      <mi mathvariant="italic">Ra</mi>
    </msub>
    <annotation encoding="StarMath 5.0">{bar  x } sub { Ra }</annotation>
  </semantics>
</math>
</file>

<file path=Object 39/content.xml><?xml version="1.0" encoding="utf-8"?>
<math xmlns="http://www.w3.org/1998/Math/MathML" display="block">
  <semantics>
    <msub>
      <mover accent="true">
        <mi>x</mi>
        <mo stretchy="false">¯</mo>
      </mover>
      <mi>M</mi>
    </msub>
    <annotation encoding="StarMath 5.0">{bar  x } sub { M }</annotation>
  </semantics>
</math>
</file>

<file path=Object 4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Ra</mi>
      </mrow>
    </msub>
    <annotation encoding="StarMath 5.0">{bar  x } sub { M, Ra }</annotation>
  </semantics>
</math>
</file>

<file path=Object 40/content.xml><?xml version="1.0" encoding="utf-8"?>
<math xmlns="http://www.w3.org/1998/Math/MathML" display="block">
  <semantics>
    <msub>
      <mover accent="true">
        <mi>x</mi>
        <mo stretchy="false">¯</mo>
      </mover>
      <mi>F</mi>
    </msub>
    <annotation encoding="StarMath 5.0">{bar  x } sub { F }</annotation>
  </semantics>
</math>
</file>

<file path=Object 41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C</mi>
      </mrow>
    </msub>
    <annotation encoding="StarMath 5.0">{bar  x } sub { A, C }</annotation>
  </semantics>
</math>
</file>

<file path=Object 42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C</mi>
      </mrow>
    </msub>
    <annotation encoding="StarMath 5.0">{bar  x } sub { R, C }</annotation>
  </semantics>
</math>
</file>

<file path=Object 43/content.xml><?xml version="1.0" encoding="utf-8"?>
<math xmlns="http://www.w3.org/1998/Math/MathML" display="block">
  <semantics>
    <msub>
      <mover accent="true">
        <mi>x</mi>
        <mo stretchy="false">¯</mo>
      </mover>
      <mi>C</mi>
    </msub>
    <annotation encoding="StarMath 5.0">{bar  x } sub { C }</annotation>
  </semantics>
</math>
</file>

<file path=Object 44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P</mi>
      </mrow>
    </msub>
    <annotation encoding="StarMath 5.0">{bar  x } sub { A, P }</annotation>
  </semantics>
</math>
</file>

<file path=Object 45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P</mi>
      </mrow>
    </msub>
    <annotation encoding="StarMath 5.0">{bar  x } sub { R, P }</annotation>
  </semantics>
</math>
</file>

<file path=Object 46/content.xml><?xml version="1.0" encoding="utf-8"?>
<math xmlns="http://www.w3.org/1998/Math/MathML" display="block">
  <semantics>
    <msub>
      <mover accent="true">
        <mi>x</mi>
        <mo stretchy="false">¯</mo>
      </mover>
      <mi>P</mi>
    </msub>
    <annotation encoding="StarMath 5.0">{bar  x } sub { P }</annotation>
  </semantics>
</math>
</file>

<file path=Object 47/content.xml><?xml version="1.0" encoding="utf-8"?>
<math xmlns="http://www.w3.org/1998/Math/MathML" display="block">
  <semantics>
    <msub>
      <mover accent="true">
        <mi>x</mi>
        <mo stretchy="false">¯</mo>
      </mover>
      <mi>A</mi>
    </msub>
    <annotation encoding="StarMath 5.0">{bar  x } sub { A }</annotation>
  </semantics>
</math>
</file>

<file path=Object 48/content.xml><?xml version="1.0" encoding="utf-8"?>
<math xmlns="http://www.w3.org/1998/Math/MathML" display="block">
  <semantics>
    <msub>
      <mover accent="true">
        <mi>x</mi>
        <mo stretchy="false">¯</mo>
      </mover>
      <mi>R</mi>
    </msub>
    <annotation encoding="StarMath 5.0">{bar  x } sub { R }</annotation>
  </semantics>
</math>
</file>

<file path=Object 49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C</mi>
      </mrow>
    </msub>
    <annotation encoding="StarMath 5.0">{bar  x } sub { A, C }</annotation>
  </semantics>
</math>
</file>

<file path=Object 5/content.xml><?xml version="1.0" encoding="utf-8"?>
<math xmlns="http://www.w3.org/1998/Math/MathML" display="block">
  <semantics>
    <msub>
      <mover accent="true">
        <mi>x</mi>
        <mo stretchy="false">¯</mo>
      </mover>
      <mrow>
        <mi>F</mi>
        <mi>,</mi>
        <mi mathvariant="italic">Ra</mi>
      </mrow>
    </msub>
    <annotation encoding="StarMath 5.0">{bar  x } sub { F, Ra }</annotation>
  </semantics>
</math>
</file>

<file path=Object 50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C</mi>
      </mrow>
    </msub>
    <annotation encoding="StarMath 5.0">{bar  x } sub { R, C }</annotation>
  </semantics>
</math>
</file>

<file path=Object 51/content.xml><?xml version="1.0" encoding="utf-8"?>
<math xmlns="http://www.w3.org/1998/Math/MathML" display="block">
  <semantics>
    <msub>
      <mover accent="true">
        <mi>x</mi>
        <mo stretchy="false">¯</mo>
      </mover>
      <mi>C</mi>
    </msub>
    <annotation encoding="StarMath 5.0">{bar  x } sub { C }</annotation>
  </semantics>
</math>
</file>

<file path=Object 52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P</mi>
      </mrow>
    </msub>
    <annotation encoding="StarMath 5.0">{bar  x } sub { A, P }</annotation>
  </semantics>
</math>
</file>

<file path=Object 53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P</mi>
      </mrow>
    </msub>
    <annotation encoding="StarMath 5.0">{bar  x } sub { R, P }</annotation>
  </semantics>
</math>
</file>

<file path=Object 54/content.xml><?xml version="1.0" encoding="utf-8"?>
<math xmlns="http://www.w3.org/1998/Math/MathML" display="block">
  <semantics>
    <msub>
      <mover accent="true">
        <mi>x</mi>
        <mo stretchy="false">¯</mo>
      </mover>
      <mi>P</mi>
    </msub>
    <annotation encoding="StarMath 5.0">{bar  x } sub { P }</annotation>
  </semantics>
</math>
</file>

<file path=Object 55/content.xml><?xml version="1.0" encoding="utf-8"?>
<math xmlns="http://www.w3.org/1998/Math/MathML" display="block">
  <semantics>
    <msub>
      <mover accent="true">
        <mi>x</mi>
        <mo stretchy="false">¯</mo>
      </mover>
      <mi>A</mi>
    </msub>
    <annotation encoding="StarMath 5.0">{bar  x } sub { A }</annotation>
  </semantics>
</math>
</file>

<file path=Object 56/content.xml><?xml version="1.0" encoding="utf-8"?>
<math xmlns="http://www.w3.org/1998/Math/MathML" display="block">
  <semantics>
    <msub>
      <mover accent="true">
        <mi>x</mi>
        <mo stretchy="false">¯</mo>
      </mover>
      <mi>R</mi>
    </msub>
    <annotation encoding="StarMath 5.0">{bar  x } sub { R }</annotation>
  </semantics>
</math>
</file>

<file path=Object 57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C</mi>
      </mrow>
    </msub>
    <annotation encoding="StarMath 5.0">{bar  x } sub { A, C }</annotation>
  </semantics>
</math>
</file>

<file path=Object 58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C</mi>
      </mrow>
    </msub>
    <annotation encoding="StarMath 5.0">{bar  x } sub { R, C }</annotation>
  </semantics>
</math>
</file>

<file path=Object 59/content.xml><?xml version="1.0" encoding="utf-8"?>
<math xmlns="http://www.w3.org/1998/Math/MathML" display="block">
  <semantics>
    <msub>
      <mover accent="true">
        <mi>x</mi>
        <mo stretchy="false">¯</mo>
      </mover>
      <mi>C</mi>
    </msub>
    <annotation encoding="StarMath 5.0">{bar  x } sub { C }</annotation>
  </semantics>
</math>
</file>

<file path=Object 6/content.xml><?xml version="1.0" encoding="utf-8"?>
<math xmlns="http://www.w3.org/1998/Math/MathML" display="block">
  <semantics>
    <msub>
      <mover accent="true">
        <mi>x</mi>
        <mo stretchy="false">¯</mo>
      </mover>
      <mi mathvariant="italic">Ra</mi>
    </msub>
    <annotation encoding="StarMath 5.0">{bar  x } sub { Ra }</annotation>
  </semantics>
</math>
</file>

<file path=Object 60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P</mi>
      </mrow>
    </msub>
    <annotation encoding="StarMath 5.0">{bar  x } sub { A, P }</annotation>
  </semantics>
</math>
</file>

<file path=Object 61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P</mi>
      </mrow>
    </msub>
    <annotation encoding="StarMath 5.0">{bar  x } sub { R, P }</annotation>
  </semantics>
</math>
</file>

<file path=Object 62/content.xml><?xml version="1.0" encoding="utf-8"?>
<math xmlns="http://www.w3.org/1998/Math/MathML" display="block">
  <semantics>
    <msub>
      <mover accent="true">
        <mi>x</mi>
        <mo stretchy="false">¯</mo>
      </mover>
      <mi>P</mi>
    </msub>
    <annotation encoding="StarMath 5.0">{bar  x } sub { P }</annotation>
  </semantics>
</math>
</file>

<file path=Object 63/content.xml><?xml version="1.0" encoding="utf-8"?>
<math xmlns="http://www.w3.org/1998/Math/MathML" display="block">
  <semantics>
    <msub>
      <mover accent="true">
        <mi>x</mi>
        <mo stretchy="false">¯</mo>
      </mover>
      <mi>A</mi>
    </msub>
    <annotation encoding="StarMath 5.0">{bar  x } sub { A }</annotation>
  </semantics>
</math>
</file>

<file path=Object 64/content.xml><?xml version="1.0" encoding="utf-8"?>
<math xmlns="http://www.w3.org/1998/Math/MathML" display="block">
  <semantics>
    <msub>
      <mover accent="true">
        <mi>x</mi>
        <mo stretchy="false">¯</mo>
      </mover>
      <mi>R</mi>
    </msub>
    <annotation encoding="StarMath 5.0">{bar  x } sub { R }</annotation>
  </semantics>
</math>
</file>

<file path=Object 65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C</mi>
      </mrow>
    </msub>
    <annotation encoding="StarMath 5.0">{bar  x } sub { A, C }</annotation>
  </semantics>
</math>
</file>

<file path=Object 66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C</mi>
      </mrow>
    </msub>
    <annotation encoding="StarMath 5.0">{bar  x } sub { R, C }</annotation>
  </semantics>
</math>
</file>

<file path=Object 67/content.xml><?xml version="1.0" encoding="utf-8"?>
<math xmlns="http://www.w3.org/1998/Math/MathML" display="block">
  <semantics>
    <msub>
      <mover accent="true">
        <mi>x</mi>
        <mo stretchy="false">¯</mo>
      </mover>
      <mi>C</mi>
    </msub>
    <annotation encoding="StarMath 5.0">{bar  x } sub { C }</annotation>
  </semantics>
</math>
</file>

<file path=Object 68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P</mi>
      </mrow>
    </msub>
    <annotation encoding="StarMath 5.0">{bar  x } sub { A, P }</annotation>
  </semantics>
</math>
</file>

<file path=Object 69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P</mi>
      </mrow>
    </msub>
    <annotation encoding="StarMath 5.0">{bar  x } sub { R, P }</annotation>
  </semantics>
</math>
</file>

<file path=Object 7/content.xml><?xml version="1.0" encoding="utf-8"?>
<math xmlns="http://www.w3.org/1998/Math/MathML" display="block">
  <semantics>
    <msub>
      <mover accent="true">
        <mi>x</mi>
        <mo stretchy="false">¯</mo>
      </mover>
      <mi>M</mi>
    </msub>
    <annotation encoding="StarMath 5.0">{bar  x } sub { M }</annotation>
  </semantics>
</math>
</file>

<file path=Object 70/content.xml><?xml version="1.0" encoding="utf-8"?>
<math xmlns="http://www.w3.org/1998/Math/MathML" display="block">
  <semantics>
    <msub>
      <mover accent="true">
        <mi>x</mi>
        <mo stretchy="false">¯</mo>
      </mover>
      <mi>P</mi>
    </msub>
    <annotation encoding="StarMath 5.0">{bar  x } sub { P }</annotation>
  </semantics>
</math>
</file>

<file path=Object 71/content.xml><?xml version="1.0" encoding="utf-8"?>
<math xmlns="http://www.w3.org/1998/Math/MathML" display="block">
  <semantics>
    <msub>
      <mover accent="true">
        <mi>x</mi>
        <mo stretchy="false">¯</mo>
      </mover>
      <mi>A</mi>
    </msub>
    <annotation encoding="StarMath 5.0">{bar  x } sub { A }</annotation>
  </semantics>
</math>
</file>

<file path=Object 72/content.xml><?xml version="1.0" encoding="utf-8"?>
<math xmlns="http://www.w3.org/1998/Math/MathML" display="block">
  <semantics>
    <msub>
      <mover accent="true">
        <mi>x</mi>
        <mo stretchy="false">¯</mo>
      </mover>
      <mi>R</mi>
    </msub>
    <annotation encoding="StarMath 5.0">{bar  x } sub { R }</annotation>
  </semantics>
</math>
</file>

<file path=Object 73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C</mi>
      </mrow>
    </msub>
    <annotation encoding="StarMath 5.0">{bar  x } sub { A, C }</annotation>
  </semantics>
</math>
</file>

<file path=Object 74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C</mi>
      </mrow>
    </msub>
    <annotation encoding="StarMath 5.0">{bar  x } sub { R, C }</annotation>
  </semantics>
</math>
</file>

<file path=Object 75/content.xml><?xml version="1.0" encoding="utf-8"?>
<math xmlns="http://www.w3.org/1998/Math/MathML" display="block">
  <semantics>
    <msub>
      <mover accent="true">
        <mi>x</mi>
        <mo stretchy="false">¯</mo>
      </mover>
      <mi>C</mi>
    </msub>
    <annotation encoding="StarMath 5.0">{bar  x } sub { C }</annotation>
  </semantics>
</math>
</file>

<file path=Object 76/content.xml><?xml version="1.0" encoding="utf-8"?>
<math xmlns="http://www.w3.org/1998/Math/MathML" display="block">
  <semantics>
    <msub>
      <mover accent="true">
        <mi>x</mi>
        <mo stretchy="false">¯</mo>
      </mover>
      <mrow>
        <mi>A</mi>
        <mi>,</mi>
        <mi>P</mi>
      </mrow>
    </msub>
    <annotation encoding="StarMath 5.0">{bar  x } sub { A, P }</annotation>
  </semantics>
</math>
</file>

<file path=Object 77/content.xml><?xml version="1.0" encoding="utf-8"?>
<math xmlns="http://www.w3.org/1998/Math/MathML" display="block">
  <semantics>
    <msub>
      <mover accent="true">
        <mi>x</mi>
        <mo stretchy="false">¯</mo>
      </mover>
      <mrow>
        <mi>R</mi>
        <mi>,</mi>
        <mi>P</mi>
      </mrow>
    </msub>
    <annotation encoding="StarMath 5.0">{bar  x } sub { R, P }</annotation>
  </semantics>
</math>
</file>

<file path=Object 78/content.xml><?xml version="1.0" encoding="utf-8"?>
<math xmlns="http://www.w3.org/1998/Math/MathML" display="block">
  <semantics>
    <msub>
      <mover accent="true">
        <mi>x</mi>
        <mo stretchy="false">¯</mo>
      </mover>
      <mi>P</mi>
    </msub>
    <annotation encoding="StarMath 5.0">{bar  x } sub { P }</annotation>
  </semantics>
</math>
</file>

<file path=Object 79/content.xml><?xml version="1.0" encoding="utf-8"?>
<math xmlns="http://www.w3.org/1998/Math/MathML" display="block">
  <semantics>
    <msub>
      <mover accent="true">
        <mi>x</mi>
        <mo stretchy="false">¯</mo>
      </mover>
      <mi>A</mi>
    </msub>
    <annotation encoding="StarMath 5.0">{bar  x } sub { A }</annotation>
  </semantics>
</math>
</file>

<file path=Object 8/content.xml><?xml version="1.0" encoding="utf-8"?>
<math xmlns="http://www.w3.org/1998/Math/MathML" display="block">
  <semantics>
    <msub>
      <mover accent="true">
        <mi>x</mi>
        <mo stretchy="false">¯</mo>
      </mover>
      <mi>F</mi>
    </msub>
    <annotation encoding="StarMath 5.0">{bar  x } sub { F }</annotation>
  </semantics>
</math>
</file>

<file path=Object 80/content.xml><?xml version="1.0" encoding="utf-8"?>
<math xmlns="http://www.w3.org/1998/Math/MathML" display="block">
  <semantics>
    <msub>
      <mover accent="true">
        <mi>x</mi>
        <mo stretchy="false">¯</mo>
      </mover>
      <mi>R</mi>
    </msub>
    <annotation encoding="StarMath 5.0">{bar  x } sub { R }</annotation>
  </semantics>
</math>
</file>

<file path=Object 9/content.xml><?xml version="1.0" encoding="utf-8"?>
<math xmlns="http://www.w3.org/1998/Math/MathML" display="block">
  <semantics>
    <msub>
      <mover accent="true">
        <mi>x</mi>
        <mo stretchy="false">¯</mo>
      </mover>
      <mrow>
        <mi>M</mi>
        <mi>,</mi>
        <mi mathvariant="italic">Fr</mi>
      </mrow>
    </msub>
    <annotation encoding="StarMath 5.0">{bar  x } sub { M, Fr }</annotation>
  </semantics>
</math>
</file>